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71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ugfixe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eine Verbesser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1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70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menü <text:s/>mit Lebensanzeige, der Anzahl an gesammelten Items, einem Infofenster und eine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/Pause Knopf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ollision-detection zwischen dem Spieler und allen anderen Objekten fertig programmieren, mittel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er neuen Collision Klasse. Collision pixelbasiert und nicht nur auf Rechtecke überprüfen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Neue Klasse Menü erstellt, inder eine menuleiste mit zwei Buttons und Textfelder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pause und info variable, --&gt; bei true in einer bedingung verharren um eine Pause zu Simul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ür unsere Collision-detection prüfen wir die genauen Pixel der Objekte.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ollten unsere Objekte den Spieler berühren, wird eine bestimmte Aktion ausgeführt, wie ziehe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Leben ab, füg welche hinzu, oder füge eine Banane zum Zähler hinzu.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obald der Spieler Schaden nimmt, wird er in sein Haus teleportiert, in welchem er geschützt i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nster ist zu klein für neues Menü und <text:s/>durchs Vergrößern des Fensters skalieren unsere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e und Hindernisse nicht mehr korrekt mit dem Fenster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Lösung-&gt; Objekte und Hindernisse nicht mehr abhängig von bestimmten Werten machen, sondern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on Fensterwerten, wie Window.heigth und Window.length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Nachdem wir nun unsere bewegenden Objekte zufällig erscheinen lassen, haben wir <text:s/>nun das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Problem, dass manchmal Objekte in <text:s/>unserem Safehouse spawnen. Um dies zu Lösen,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ollen wir einen Radius um das Haus erstellen, indem nichts spawnen kan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stmenü wurde mit Lebensanzeige, der Anzahl an gesammelten Items, einem Infofester und 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em Start/Pause Buttons in das Projekt eingefüg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e auf dem Bildschirm skalieren nun mit der Bildschirmgröße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Zukunft wollen wir unseren gesamten Code ausführlich und übersichtlich kommentiere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Zudem wollen wir das Klassendiagramm neu <text:s/>und digital erstelle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ch unsere Projektpräsentation wollen wir anfan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7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orders für den Spieler und die Tie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nen mit der Kollision 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strukturierung der Vererbungshierarchi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en mit der Spiel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lle Objekte an einer Random Position spornen zu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 für Tiere und Spieler von der Item-klasse erb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unktion zur Prüfung der Fenstergrenzen mit Übergabe der Objektzeige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onnen Collisionen von Spieler mit Objekten zu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damit ein Objekt nicht aus der Oberfläche verschwind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zur Verhinderung, dass Spieler durch einen Baum lauf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für die Spielauswertung geschrie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fräumen von Klassen und begonnen mit ausführlichen 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Der Spieler konnte trotzdem in den Ecken des Spielfeldes herausfah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Die Tiere sind nicht ganz bis zum Rand gelaufen → Lösung: mit Spritegrößen gearbeit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Randomzahlen als Define deklar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tt mit Shapes arbeiten wir nun mit Sprite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e Spawnen <text:s/>auch im Safehouse (im Haus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Implementierung einer Healthba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Spielauswertung fertig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weitere Objekte (Spielfiguren) auf die Gui mit neuen Elementen erweiter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array erzeugen und Felder bele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zeiger an Methode übergeben (sowohl Zeiger auf Objekte einer Klasse und zeiger auf Objekte der Klasse sf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von sf Objekten aus der GUI in die jeweilige Kla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kosnus von links nach rechts flieg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der erstellung von sf Objekten in die Konstruktoren der jeweiligen K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6-10" calcext:value-type="date">
            <text:p>10.6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Randomzahle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Zufallspositio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ssotiationen zwischen den Klassen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SFML als Graphische Oberfläche infor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estoberfläch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meldungen gegoogled und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den This Zeiger inform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h Dateien der Subklassen korrig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Hauptspielfigur erstellt (Gimp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 beim Testen der Steuerung, aufgrund falscher Datentyp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Makefile informieren und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er auf der Gui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inale Steuerung des Spielers impleme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 und Ziel, sowie Sper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5-20" calcext:value-type="date">
            <text:p>20.5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L Klassendiagram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Git einarb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arbeitung in Vererb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der benötigtten Objekt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 der Methoden und Variab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utorials zu C++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Git Repository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gezeichn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PP und H Datei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ariablen und Method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shierarchi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 hat Probleme gemacht. --&gt; Goog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in Objektorientiertem p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ilweise, hat es sehr lange gedau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1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- GEGGMAN -</meta:initial-creator>
    <meta:creation-date>2022-05-14T13:23:04Z</meta:creation-date>
    <dc:date>2022-07-13T17:37:54.251000000</dc:date>
    <meta:editing-cycles>70</meta:editing-cycles>
    <meta:editing-duration>PT2M46S</meta:editing-duration>
    <meta:document-statistic meta:table-count="7" meta:cell-count="179" meta:object-count="0"/>
  </office:meta>
</office:document-meta>
</file>